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ra Sans" svg:font-family="'Fira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Fira Sans" fo:font-size="18pt" fo:font-weight="bold" officeooo:rsid="000836c5" officeooo:paragraph-rsid="000836c5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Fira Sans" fo:font-size="18pt" fo:font-weight="normal" officeooo:rsid="000836c5" officeooo:paragraph-rsid="000836c5" style:font-size-asian="15.75pt" style:font-weight-asian="normal" style:font-size-complex="18pt" style:font-weight-complex="normal"/>
    </style:style>
    <style:style style:name="P3" style:family="paragraph" style:parent-style-name="Standard">
      <style:text-properties style:font-name="Fira Sans" fo:font-size="15pt" style:text-underline-style="solid" style:text-underline-width="auto" style:text-underline-color="font-color" fo:font-weight="normal" officeooo:rsid="000836c5" officeooo:paragraph-rsid="000836c5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Fira Sans" fo:font-size="15pt" fo:font-weight="normal" officeooo:rsid="000836c5" officeooo:paragraph-rsid="000836c5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style:font-name="Fira Sans" fo:font-size="12pt" style:text-underline-style="solid" style:text-underline-width="auto" style:text-underline-color="font-color" fo:font-weight="normal" officeooo:rsid="000b170a" officeooo:paragraph-rsid="000b170a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Fira Sans" fo:font-size="12pt" style:text-underline-style="none" fo:font-weight="normal" officeooo:rsid="000b170a" officeooo:paragraph-rsid="000b170a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Fira Sans" fo:font-size="12pt" style:text-underline-style="none" fo:font-weight="normal" officeooo:rsid="000bdf2a" officeooo:paragraph-rsid="000bdf2a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Fira Sans" fo:font-size="12pt" style:text-underline-style="none" fo:font-weight="normal" officeooo:rsid="000daedd" officeooo:paragraph-rsid="000daedd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Fira Sans" fo:font-size="12pt" style:text-underline-style="none" fo:font-weight="normal" officeooo:rsid="000d2517" officeooo:paragraph-rsid="000d2517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Fira Sans" fo:font-size="12pt" style:text-underline-style="none" fo:font-weight="bold" officeooo:rsid="000b170a" officeooo:paragraph-rsid="000b170a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Fira Sans" fo:font-size="12pt" style:text-underline-style="none" fo:font-weight="bold" officeooo:rsid="000daedd" officeooo:paragraph-rsid="000daedd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Fira Sans" fo:font-size="15pt" style:text-underline-style="none" fo:font-weight="normal" officeooo:rsid="000836c5" officeooo:paragraph-rsid="000836c5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style:font-name="Fira Sans" fo:font-size="12pt" style:text-underline-style="solid" style:text-underline-width="auto" style:text-underline-color="font-color" fo:font-weight="normal" officeooo:rsid="00117ee5" officeooo:paragraph-rsid="00117ee5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Fira Sans" fo:font-size="12pt" style:text-underline-style="solid" style:text-underline-width="auto" style:text-underline-color="font-color" fo:font-weight="normal" officeooo:rsid="0013b393" officeooo:paragraph-rsid="0013b393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Fira Sans" fo:font-size="12pt" style:text-underline-style="solid" style:text-underline-width="auto" style:text-underline-color="font-color" fo:font-weight="bold" officeooo:rsid="00117ee5" officeooo:paragraph-rsid="00117ee5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bdf2a"/>
    </style:style>
    <style:style style:name="T3" style:family="text">
      <style:text-properties officeooo:rsid="0011ee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sier: DBWT</text:p>
      <text:p text:style-name="P2"/>
      <text:p text:style-name="P4">Frederik Engels<text:tab/><text:tab/><text:tab/><text:tab/><text:tab/><text:tab/>Matrikelnr.: 3129739</text:p>
      <text:p text:style-name="P1"/>
      <text:p text:style-name="P3">Meilenstein 1</text:p>
      <text:p text:style-name="P12"/>
      <text:p text:style-name="P13">Aufgabe 1.<text:span text:style-name="T3">2</text:span></text:p>
      <text:p text:style-name="P13"><text:span text:style-name="T1"/></text:p>
      <text:p text:style-name="P15"><text:span text:style-name="T1">Wie wurde man die Seite implementieren mit den bisherigen Techniken (HTML)?</text:span></text:p>
      <text:p text:style-name="P15"><text:span text:style-name="T1"/></text:p>
      <text:p text:style-name="P13"><text:span text:style-name="T1">Man wurde fuer jede der Detail seiten die ganze Seite copy pasten mussen und die Daten einzeln ersetzen, sowie Zusammenfassung, Zutaten, Preis, etc.</text:span></text:p>
      <text:p text:style-name="P13"><text:span text:style-name="T1">Also alles andere wird unnoetig dupliziert.</text:span></text:p>
      <text:p text:style-name="P13"><text:span text:style-name="T1"/></text:p>
      <text:p text:style-name="P14">Aufgabe 1.4</text:p>
      <text:p text:style-name="P14"><text:span text:style-name="T1"/></text:p>
      <text:p text:style-name="P14"><text:span text:style-name="T1">Einige Probleme beim absenden, wahrscheinlich zu tuen mit VPN.</text:span></text:p>
      <text:p text:style-name="P13"><text:span text:style-name="T1"/></text:p>
      <text:p text:style-name="P5">Aufgabe 1.6</text:p>
      <text:p text:style-name="P6"/>
      <text:p text:style-name="P10">Moeglichkeiten Drop-down-Element in HTML?</text:p>
      <text:p text:style-name="P6"/>
      <text:p text:style-name="P6">&lt;select&gt; tag fuer Drop-down-Box. Hier drinn &lt;option&gt; fuer optionen.</text:p>
      <text:p text:style-name="P6">&lt;optgroup&gt; um eine Gruppe zu definieren.</text:p>
      <text:p text:style-name="P6"/>
      <text:p text:style-name="P6">Bsp.</text:p>
      <text:p text:style-name="P6"/>
      <text:p text:style-name="P6">&lt;select&gt;</text:p>
      <text:p text:style-name="P5"><text:span text:style-name="T1"><text:s text:c="2"/>&lt;optgroup label=”hi” </text:span><text:span text:style-name="T2">disabled</text:span><text:span text:style-name="T1">&gt;</text:span></text:p>
      <text:p text:style-name="P5"><text:span text:style-name="T1"><text:s text:c="4"/>&lt;option value=”unique_val” </text:span><text:span text:style-name="T2">disabled</text:span><text:span text:style-name="T1">&gt;Hello world!&lt;/option&gt;</text:span></text:p>
      <text:p text:style-name="P6"><text:s text:c="2"/>&lt;/optgroup&gt;</text:p>
      <text:p text:style-name="P6">&lt;/select&gt;</text:p>
      <text:p text:style-name="P6"/>
      <text:p text:style-name="P7">Ausschalten einer option durch disabled Attribut.</text:p>
      <text:p text:style-name="P7"/>
      <text:p text:style-name="P11">Andere nutzliche Attribute?</text:p>
      <text:p text:style-name="P8"/>
      <text:p text:style-name="P9">Selected ist gut fuer eine default option bei page lo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ra Sans" svg:font-family="'Fira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9:29:29.871391099</meta:creation-date>
    <dc:date>2018-10-20T23:26:46.014773082</dc:date>
    <meta:editing-duration>PT45M49S</meta:editing-duration>
    <meta:editing-cycles>8</meta:editing-cycles>
    <meta:generator>LibreOffice/6.1.2.1$Linux_X86_64 LibreOffice_project/10$Build-1</meta:generator>
    <meta:document-statistic meta:table-count="0" meta:image-count="0" meta:object-count="0" meta:page-count="1" meta:paragraph-count="22" meta:word-count="112" meta:character-count="835" meta:non-whitespace-character-count="732"/>
  </office:meta>
</office:document-meta>
</file>